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y Em Johnson</text:p>
      <text:p text:style-name="P1">## System Test StableNotSepsisNotOrganDsyfun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3P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4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50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>#Expected Result: CONTINUE_MONITO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0:27.014581970</meta:creation-date>
    <dc:date>2020-11-17T21:11:12.044743060</dc:date>
    <meta:editing-duration>PT45S</meta:editing-duration>
    <meta:editing-cycles>1</meta:editing-cycles>
    <meta:document-statistic meta:table-count="0" meta:image-count="0" meta:object-count="0" meta:page-count="1" meta:paragraph-count="38" meta:word-count="489" meta:character-count="3049" meta:non-whitespace-character-count="2587"/>
    <meta:generator>LibreOffice/6.0.7.3$Linux_X86_64 LibreOffice_project/00m0$Build-3</meta:generator>
  </office:meta>
</office:document-meta>
</file>